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number-columns-repeated="6" table:default-cell-style-name="Default"/>
        <table:table-row table:style-name="ro1">
          <table:table-cell/>
          <table:table-cell office:value-type="string">
            <text:p>nb valeur</text:p>
          </table:table-cell>
          <table:table-cell/>
          <table:table-cell office:value-type="string">
            <text:p>temps sel</text:p>
          </table:table-cell>
          <table:table-cell office:value-type="string">
            <text:p>temps ins</text:p>
          </table:table-cell>
          <table:table-cell office:value-type="string">
            <text:p>temps quick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/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00">
            <text:p>100</text:p>
          </table:table-cell>
          <table:table-cell/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500">
            <text:p>500</text:p>
          </table:table-cell>
          <table:table-cell/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000">
            <text:p>1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500">
            <text:p>2500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5000">
            <text:p>5000</text:p>
          </table:table-cell>
          <table:table-cell/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0000">
            <text:p>10000</text:p>
          </table:table-cell>
          <table:table-cell/>
          <table:table-cell office:value-type="float" office:value="35">
            <text:p>35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2000">
            <text:p>12000</text:p>
          </table:table-cell>
          <table:table-cell/>
          <table:table-cell office:value-type="float" office:value="51">
            <text:p>51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5000">
            <text:p>15000</text:p>
          </table:table-cell>
          <table:table-cell/>
          <table:table-cell office:value-type="float" office:value="79">
            <text:p>79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0000">
            <text:p>20000</text:p>
          </table:table-cell>
          <table:table-cell/>
          <table:table-cell office:value-type="float" office:value="144">
            <text:p>144</text:p>
          </table:table-cell>
          <table:table-cell office:value-type="float" office:value="125">
            <text:p>125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5000">
            <text:p>25000</text:p>
          </table:table-cell>
          <table:table-cell/>
          <table:table-cell office:value-type="float" office:value="211">
            <text:p>211</text:p>
          </table:table-cell>
          <table:table-cell office:value-type="float" office:value="194">
            <text:p>194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0000">
            <text:p>30000</text:p>
          </table:table-cell>
          <table:table-cell/>
          <table:table-cell office:value-type="float" office:value="378">
            <text:p>378</text:p>
          </table:table-cell>
          <table:table-cell office:value-type="float" office:value="278">
            <text:p>278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5000">
            <text:p>35000</text:p>
          </table:table-cell>
          <table:table-cell/>
          <table:table-cell office:value-type="float" office:value="438">
            <text:p>438</text:p>
          </table:table-cell>
          <table:table-cell office:value-type="float" office:value="383">
            <text:p>383</text:p>
          </table:table-cell>
          <table:table-cell/>
        </table:table-row>
        <table:table-row table:style-name="ro1"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00">
            <text:p>50000</text:p>
          </table:table-cell>
          <table:table-cell/>
          <table:table-cell office:value-type="float" office:value="883">
            <text:p>883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</table:table-row>
        <table:table-row table:style-name="ro1" table:number-rows-repeated="6">
          <table:table-cell table:number-columns-repeated="6"/>
        </table:table-row>
        <table:table-row table:style-name="ro1">
          <table:table-cell>
            <draw:frame table:end-cell-address="Feuille1.I38" table:end-x="0.301cm" table:end-y="0.368cm" draw:z-index="0" draw:style-name="gr1" svg:width="16.553cm" svg:height="6.999cm" svg:x="1.813cm" svg:y="0.117cm">
              <draw:object draw:notify-on-update-of-ranges="Feuille1.B1:Feuille1.B1 Feuille1.B2:Feuille1.B16 Feuille1.D1:Feuille1.D1 Feuille1.D2:Feuille1.D16 Feuille1.E1:Feuille1.E1 Feuille1.E2:Feuille1.E16 Feuille1.F1:Feuille1.F1 Feuille1.F2:Feuille1.F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5">05/11/2010</text:date>, <text:time>16:04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ainsomniak </meta:initial-creator>
    <meta:creation-date>2010-11-05T15:30:33</meta:creation-date>
    <dc:date>2010-11-05T16:04:24</dc:date>
    <dc:creator>Nainsomniak </dc:creator>
    <meta:editing-duration>PT00H18M04S</meta:editing-duration>
    <meta:editing-cycles>2</meta:editing-cycles>
    <meta:generator>OpenOffice.org/3.2$Linux OpenOffice.org_project/320m12$Build-9483</meta:generator>
    <meta:document-statistic meta:table-count="3" meta:cell-count="6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554cm" svg:height="7cm" xlink:href=".." chart:class="chart:line" chart:style-name="ch1">
        <chart:title svg:x="4.206cm" svg:y="0cm" chart:style-name="ch2">
          <text:p>temps en fonction de nb valeurs</text:p>
        </chart:title>
        <chart:legend chart:legend-position="end" svg:x="14.012cm" svg:y="2.843cm" chart:style-name="ch3"/>
        <chart:plot-area chart:style-name="ch4" table:cell-range-address="Feuille1.B1:Feuille1.B16 Feuille1.D1:Feuille1.F16" chart:data-source-has-labels="both" svg:x="0.461cm" svg:y="0.784cm" svg:width="13.221cm" svg:height="5.997cm">
          <chart:axis chart:dimension="x" chart:name="primary-x" chart:style-name="ch5">
            <chart:title svg:x="6.682cm" svg:y="6.349cm" chart:style-name="ch6">
              <text:p>nb valeur</text:p>
            </chart:title>
            <chart:categories table:cell-range-address="Feuille1.B2:Feuille1.B16"/>
          </chart:axis>
          <chart:axis chart:dimension="y" chart:name="primary-y" chart:style-name="ch5">
            <chart:title svg:x="0.332cm" svg:y="4.541cm" chart:style-name="ch7">
              <text:p>Temp ( en ms)</text:p>
            </chart:title>
            <chart:grid chart:style-name="ch8" chart:class="major"/>
          </chart:axis>
          <chart:series chart:style-name="ch9" chart:values-cell-range-address="Feuille1.D2:Feuille1.D16" chart:label-cell-address="Feuille1.D1:Feuille1.D1" chart:class="chart:line">
            <chart:data-point chart:repeated="15"/>
          </chart:series>
          <chart:series chart:style-name="ch10" chart:values-cell-range-address="Feuille1.E2:Feuille1.E16" chart:label-cell-address="Feuille1.E1:Feuille1.E1" chart:class="chart:line">
            <chart:data-point chart:repeated="15"/>
          </chart:series>
          <chart:series chart:style-name="ch11" chart:values-cell-range-address="Feuille1.F2:Feuille1.F16" chart:label-cell-address="Feuille1.F1:Feuille1.F1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euille1.D1:Feuille1.D1">temps sel</text:p>
              </table:table-cell>
              <table:table-cell office:value-type="string">
                <text:p text:id="Feuille1.E1:Feuille1.E1">temps ins</text:p>
              </table:table-cell>
              <table:table-cell office:value-type="string">
                <text:p text:id="Feuille1.F1:Feuille1.F1">temps quick</text:p>
              </table:table-cell>
            </table:table-row>
          </table:table-header-rows>
          <table:table-rows>
            <table:table-row>
              <table:table-cell office:value-type="string">
                <text:p text:id="Feuille1.B2:Feuille1.B16">10</text:p>
              </table:table-cell>
              <table:table-cell office:value-type="float" office:value="0">
                <text:p text:id="Feuille1.D2:Feuille1.D16">0</text:p>
              </table:table-cell>
              <table:table-cell office:value-type="float" office:value="0">
                <text:p text:id="Feuille1.E2:Feuille1.E16">0</text:p>
              </table:table-cell>
              <table:table-cell office:value-type="float" office:value="0">
                <text:p text:id="Feuille1.F2:Feuille1.F16"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35">
                <text:p>35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00</text:p>
              </table:table-cell>
              <table:table-cell office:value-type="float" office:value="51">
                <text:p>51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00</text:p>
              </table:table-cell>
              <table:table-cell office:value-type="float" office:value="79">
                <text:p>79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00</text:p>
              </table:table-cell>
              <table:table-cell office:value-type="float" office:value="144">
                <text:p>144</text:p>
              </table:table-cell>
              <table:table-cell office:value-type="float" office:value="125">
                <text:p>1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000</text:p>
              </table:table-cell>
              <table:table-cell office:value-type="float" office:value="211">
                <text:p>211</text:p>
              </table:table-cell>
              <table:table-cell office:value-type="float" office:value="194">
                <text:p>1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000</text:p>
              </table:table-cell>
              <table:table-cell office:value-type="float" office:value="378">
                <text:p>378</text:p>
              </table:table-cell>
              <table:table-cell office:value-type="float" office:value="278">
                <text:p>2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000</text:p>
              </table:table-cell>
              <table:table-cell office:value-type="float" office:value="438">
                <text:p>438</text:p>
              </table:table-cell>
              <table:table-cell office:value-type="float" office:value="383">
                <text:p>38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0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000</text:p>
              </table:table-cell>
              <table:table-cell office:value-type="float" office:value="883">
                <text:p>883</text:p>
              </table:table-cell>
              <table:table-cell office:value-type="float" office:value="770">
                <text:p>77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